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color="#6699cc" style:font-name="Calibri" fo:font-size="13pt" style:font-size-asian="13pt" style:font-size-complex="13pt"/>
    </style:style>
    <style:style style:name="P2" style:family="paragraph" style:parent-style-name="Heading_20_2">
      <style:text-properties style:font-name="Calibri" fo:font-size="13pt" style:font-size-asian="13pt"/>
    </style:style>
    <style:style style:name="P3" style:family="paragraph" style:parent-style-name="Standard">
      <style:text-properties fo:color="#6699cc" style:font-name="Calibri" fo:font-size="13pt" officeooo:paragraph-rsid="00401e63" style:font-size-asian="13pt" style:font-size-complex="13pt"/>
    </style:style>
    <style:style style:name="P4" style:family="paragraph" style:parent-style-name="Standard">
      <style:text-properties style:font-name="Calibri" officeooo:rsid="001cf26f" officeooo:paragraph-rsid="001cf26f"/>
    </style:style>
    <style:style style:name="P5" style:family="paragraph" style:parent-style-name="Standard">
      <style:text-properties style:font-name="Calibri" officeooo:rsid="001cf26f" officeooo:paragraph-rsid="003ea27a"/>
    </style:style>
    <style:style style:name="P6" style:family="paragraph" style:parent-style-name="Standard">
      <style:text-properties style:font-name="Calibri" officeooo:rsid="00381a5a" officeooo:paragraph-rsid="00381a5a"/>
    </style:style>
    <style:style style:name="P7" style:family="paragraph" style:parent-style-name="Standard" style:list-style-name="L1">
      <style:text-properties style:font-name="Calibri" officeooo:rsid="00381a5a" officeooo:paragraph-rsid="00381a5a"/>
    </style:style>
    <style:style style:name="P8" style:family="paragraph" style:parent-style-name="Standard">
      <style:text-properties style:font-name="Calibri" officeooo:paragraph-rsid="003ea27a"/>
    </style:style>
    <style:style style:name="P9" style:family="paragraph" style:parent-style-name="Standard" style:list-style-name="L1">
      <style:paragraph-properties>
        <style:tab-stops/>
      </style:paragraph-properties>
      <style:text-properties style:font-name="Calibri" fo:font-size="11pt" fo:language="fr" fo:country="FR" officeooo:rsid="00394331" officeooo:paragraph-rsid="003ea27a" style:font-size-asian="11pt"/>
    </style:style>
    <style:style style:name="P10" style:family="paragraph" style:parent-style-name="Standard" style:list-style-name="L1">
      <style:text-properties style:font-name="Calibri" fo:font-size="11pt" fo:language="fr" fo:country="FR" officeooo:rsid="001cf26f" officeooo:paragraph-rsid="001cf26f" style:font-size-asian="11pt"/>
    </style:style>
    <style:style style:name="P11" style:family="paragraph" style:parent-style-name="Standard">
      <style:text-properties style:font-name="Calibri" fo:font-size="11pt" fo:language="fr" fo:country="FR" officeooo:rsid="001cf26f" officeooo:paragraph-rsid="001cf26f" style:font-size-asian="11pt"/>
    </style:style>
    <style:style style:name="P12" style:family="paragraph" style:parent-style-name="Standard" style:list-style-name="L2">
      <style:text-properties style:font-name="Calibri" fo:font-size="11pt" fo:language="fr" fo:country="FR" officeooo:rsid="001cf26f" officeooo:paragraph-rsid="001cf26f" style:font-size-asian="11pt"/>
    </style:style>
    <style:style style:name="P13" style:family="paragraph" style:parent-style-name="Standard" style:list-style-name="L4">
      <style:text-properties style:font-name="Calibri" fo:font-size="11pt" fo:language="fr" fo:country="FR" officeooo:rsid="001cf26f" officeooo:paragraph-rsid="001cf26f" style:font-size-asian="11pt"/>
    </style:style>
    <style:style style:name="P14" style:family="paragraph" style:parent-style-name="Standard">
      <style:text-properties style:font-name="Calibri" fo:font-size="11pt" fo:language="fr" fo:country="FR" officeooo:rsid="003ea27a" officeooo:paragraph-rsid="003ea27a" style:font-size-asian="11pt"/>
    </style:style>
    <style:style style:name="P15" style:family="paragraph" style:parent-style-name="Standard" style:list-style-name="L2">
      <style:paragraph-properties>
        <style:tab-stops/>
      </style:paragraph-properties>
      <style:text-properties style:font-name="Calibri" fo:font-size="11pt" fo:language="fr" fo:country="FR" style:font-size-asian="11pt"/>
    </style:style>
    <style:style style:name="P16" style:family="paragraph" style:parent-style-name="Standard" style:list-style-name="L4">
      <style:paragraph-properties>
        <style:tab-stops/>
      </style:paragraph-properties>
      <style:text-properties style:font-name="Calibri" fo:font-size="11pt" fo:language="fr" fo:country="FR" style:font-size-asian="11pt"/>
    </style:style>
    <style:style style:name="P17" style:family="paragraph" style:parent-style-name="Standard">
      <style:paragraph-properties>
        <style:tab-stops/>
      </style:paragraph-properties>
      <style:text-properties style:font-name="Calibri" officeooo:rsid="00394331" officeooo:paragraph-rsid="003ea27a"/>
    </style:style>
    <style:style style:name="P18" style:family="paragraph" style:parent-style-name="Standard">
      <style:text-properties style:font-name="Calibri" officeooo:rsid="00394331" officeooo:paragraph-rsid="00394331"/>
    </style:style>
    <style:style style:name="P19" style:family="paragraph" style:parent-style-name="Standard">
      <style:text-properties style:font-name="Calibri" officeooo:rsid="003ea27a" officeooo:paragraph-rsid="003ea27a"/>
    </style:style>
    <style:style style:name="P20" style:family="paragraph" style:parent-style-name="Standard">
      <style:text-properties style:font-name="Calibri" officeooo:rsid="003cc86d" officeooo:paragraph-rsid="003cc86d"/>
    </style:style>
    <style:style style:name="P21" style:family="paragraph" style:parent-style-name="Standard" style:list-style-name="L3">
      <style:text-properties style:font-name="Calibri" officeooo:paragraph-rsid="00401e63"/>
    </style:style>
    <style:style style:name="P22" style:family="paragraph" style:parent-style-name="Standard" style:list-style-name="L4">
      <style:paragraph-properties>
        <style:tab-stops/>
      </style:paragraph-properties>
      <style:text-properties style:font-name="Calibri"/>
    </style:style>
    <style:style style:name="P23" style:family="paragraph" style:parent-style-name="Standard">
      <style:text-properties style:font-name="Calibri" officeooo:rsid="003a4681" officeooo:paragraph-rsid="00426a1a"/>
    </style:style>
    <style:style style:name="P24" style:family="paragraph" style:parent-style-name="Standard">
      <style:text-properties style:use-window-font-color="true" fo:font-size="12pt" officeooo:rsid="004335f1" officeooo:paragraph-rsid="001cf26f" style:font-size-asian="10.5pt" style:font-size-complex="12pt"/>
    </style:style>
    <style:style style:name="P25" style:family="paragraph" style:parent-style-name="Title" style:list-style-name="">
      <style:text-properties fo:color="#006699" style:font-name="Calibri" fo:font-size="32pt" officeooo:rsid="001e9db5" officeooo:paragraph-rsid="001e9db5" style:font-size-asian="32pt" style:font-size-complex="32pt"/>
    </style:style>
    <style:style style:name="P26" style:family="paragraph" style:parent-style-name="Subtitle" style:list-style-name="">
      <style:text-properties style:font-name="Calibri" officeooo:rsid="001e9db5" officeooo:paragraph-rsid="001e9db5"/>
    </style:style>
    <style:style style:name="P27" style:family="paragraph" style:parent-style-name="Heading_20_1">
      <style:text-properties fo:color="#006699" style:font-name="Calibri" fo:font-size="14pt" style:font-size-asian="14pt" style:font-size-complex="14pt"/>
    </style:style>
    <style:style style:name="P28" style:family="paragraph" style:parent-style-name="Heading_20_1">
      <style:text-properties fo:color="#006699" style:font-name="Calibri" fo:font-size="14pt" officeooo:rsid="0044cfbf" officeooo:paragraph-rsid="0044cfbf" style:font-size-asian="14pt" style:font-size-complex="14pt"/>
    </style:style>
    <style:style style:name="P29" style:family="paragraph" style:parent-style-name="Heading_20_1">
      <style:paragraph-properties fo:break-before="page"/>
      <style:text-properties fo:color="#006699" style:font-name="Calibri" fo:font-size="14pt" style:font-size-asian="14pt" style:font-size-complex="14pt"/>
    </style:style>
    <style:style style:name="P30" style:family="paragraph" style:parent-style-name="Heading_20_1">
      <style:paragraph-properties fo:break-before="page"/>
      <style:text-properties style:font-name="Calibri"/>
    </style:style>
    <style:style style:name="P31" style:family="paragraph" style:parent-style-name="Text_20_body">
      <style:text-properties style:use-window-font-color="true" style:font-name="Calibri" fo:font-size="12pt" officeooo:rsid="002b7c68" officeooo:paragraph-rsid="002b7c68" style:font-size-asian="10.5pt" style:font-size-complex="12pt"/>
    </style:style>
    <style:style style:name="P32" style:family="paragraph" style:parent-style-name="Text_20_body" style:list-style-name="L5">
      <style:text-properties style:use-window-font-color="true" style:font-name="Calibri" fo:font-size="12pt" officeooo:rsid="002b7c68" officeooo:paragraph-rsid="002b7c68" style:font-size-asian="10.5pt" style:font-size-complex="12pt"/>
    </style:style>
    <style:style style:name="P33" style:family="paragraph" style:parent-style-name="Text_20_body">
      <style:text-properties style:use-window-font-color="true" style:font-name="Calibri" fo:font-size="12pt" officeooo:rsid="00401e63" officeooo:paragraph-rsid="00401e63" style:font-size-asian="10.5pt" style:font-size-complex="12pt"/>
    </style:style>
    <style:style style:name="P34" style:family="paragraph" style:parent-style-name="Text_20_body">
      <style:text-properties style:use-window-font-color="true" fo:font-size="12pt" officeooo:rsid="00401e63" officeooo:paragraph-rsid="00401e63" style:font-size-asian="10.5pt" style:font-size-complex="12pt"/>
    </style:style>
    <style:style style:name="P35" style:family="paragraph" style:parent-style-name="Text_20_body">
      <style:text-properties style:use-window-font-color="true" fo:font-size="12pt" officeooo:rsid="0042d555" officeooo:paragraph-rsid="0042d555" style:font-size-asian="10.5pt" style:font-size-complex="12pt"/>
    </style:style>
    <style:style style:name="P36" style:family="paragraph" style:parent-style-name="Text_20_body">
      <style:text-properties style:font-name="Calibri"/>
    </style:style>
    <style:style style:name="P37" style:family="paragraph" style:parent-style-name="Text_20_body" style:list-style-name="">
      <style:text-properties style:font-name="Calibri" officeooo:rsid="001e9db5" officeooo:paragraph-rsid="001e9db5"/>
    </style:style>
    <style:style style:name="P38" style:family="paragraph" style:parent-style-name="Text_20_body">
      <style:text-properties style:font-name="Calibri" officeooo:rsid="00230c50" officeooo:paragraph-rsid="00230c50"/>
    </style:style>
    <style:style style:name="P39" style:family="paragraph" style:parent-style-name="Text_20_body">
      <style:text-properties style:font-name="Calibri" officeooo:rsid="002aa13b" officeooo:paragraph-rsid="002aa13b"/>
    </style:style>
    <style:style style:name="P40" style:family="paragraph" style:parent-style-name="Text_20_body">
      <style:text-properties style:font-name="Calibri" officeooo:rsid="003a4681" officeooo:paragraph-rsid="003a4681"/>
    </style:style>
    <style:style style:name="P41" style:family="paragraph" style:parent-style-name="Text_20_body">
      <style:text-properties style:font-name="Calibri" officeooo:rsid="003a4681" officeooo:paragraph-rsid="00426a1a"/>
    </style:style>
    <style:style style:name="T1" style:family="text">
      <style:text-properties officeooo:rsid="001d7bad"/>
    </style:style>
    <style:style style:name="T2" style:family="text">
      <style:text-properties officeooo:rsid="002437b3"/>
    </style:style>
    <style:style style:name="T3" style:family="text">
      <style:text-properties fo:color="#2a2f3c" fo:font-size="11pt" fo:language="fr" fo:country="FR" style:font-size-asian="11pt"/>
    </style:style>
    <style:style style:name="T4" style:family="text">
      <style:text-properties fo:color="#006699" fo:font-size="14pt" style:font-size-asian="14pt" style:font-size-complex="14pt"/>
    </style:style>
    <style:style style:name="T5" style:family="text">
      <style:text-properties fo:color="#006699" style:font-name="Calibri"/>
    </style:style>
    <style:style style:name="T6" style:family="text">
      <style:text-properties fo:color="#006699" style:font-name="Calibri" fo:font-size="14pt" style:font-size-asian="14pt" style:font-size-complex="14pt"/>
    </style:style>
    <style:style style:name="T7" style:family="text">
      <style:text-properties fo:color="#006699" style:font-name="Calibri" fo:font-size="14pt" officeooo:rsid="001d7bad" style:font-size-asian="14pt" style:font-size-complex="14pt"/>
    </style:style>
    <style:style style:name="T8" style:family="text">
      <style:text-properties fo:color="#006699" style:font-name="Calibri" officeooo:rsid="001d7bad"/>
    </style:style>
    <style:style style:name="T9" style:family="text">
      <style:text-properties officeooo:rsid="002aa13b"/>
    </style:style>
    <style:style style:name="T10" style:family="text">
      <style:text-properties officeooo:rsid="003233c3"/>
    </style:style>
    <style:style style:name="T11" style:family="text">
      <style:text-properties officeooo:rsid="003377bf"/>
    </style:style>
    <style:style style:name="T12" style:family="text">
      <style:text-properties officeooo:rsid="0033f37d"/>
    </style:style>
    <style:style style:name="T13" style:family="text">
      <style:text-properties fo:font-size="11pt" fo:language="fr" fo:country="FR" style:font-size-asian="11pt"/>
    </style:style>
    <style:style style:name="T14" style:family="text">
      <style:text-properties fo:font-size="11pt" fo:language="fr" fo:country="FR" officeooo:rsid="0024f322" style:font-size-asian="11pt"/>
    </style:style>
    <style:style style:name="T15" style:family="text">
      <style:text-properties fo:font-size="11pt" fo:language="fr" fo:country="FR" officeooo:rsid="001cf26f" style:font-size-asian="11pt"/>
    </style:style>
    <style:style style:name="T16" style:family="text">
      <style:text-properties fo:font-size="11pt" fo:language="fr" fo:country="FR" officeooo:rsid="003bd935" style:font-size-asian="11pt"/>
    </style:style>
    <style:style style:name="T17" style:family="text">
      <style:text-properties fo:font-size="11pt" fo:language="fr" fo:country="FR" officeooo:rsid="00401e63" style:font-size-asian="11pt"/>
    </style:style>
    <style:style style:name="T18" style:family="text">
      <style:text-properties fo:font-size="11pt" fo:language="fr" fo:country="FR" officeooo:rsid="00426a1a" style:font-size-asian="11pt"/>
    </style:style>
    <style:style style:name="T19" style:family="text">
      <style:text-properties officeooo:rsid="003ea27a"/>
    </style:style>
    <style:style style:name="T20" style:family="text">
      <style:text-properties fo:color="#6699cc" style:font-size-complex="13pt"/>
    </style:style>
    <style:style style:name="T21" style:family="text">
      <style:text-properties officeooo:rsid="00401e63"/>
    </style:style>
    <style:style style:name="T22" style:family="text">
      <style:text-properties style:font-name="Calibri"/>
    </style:style>
    <style:style style:name="T23" style:family="text">
      <style:text-properties style:font-name="Calibri" officeooo:rsid="001d7bad"/>
    </style:style>
    <style:style style:name="T24" style:family="text">
      <style:text-properties style:font-name="Calibri" officeooo:rsid="0045cac1"/>
    </style:style>
    <style:style style:name="T25" style:family="text">
      <style:text-properties officeooo:rsid="00426a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h text:style-name="P25" text:outline-level="1">Niasberry</text:h>
      <text:h text:style-name="P26" text:outline-level="1">Application BDE</text:h>
      <text:h text:style-name="P37" text:outline-level="1"/>
      <text:h text:style-name="P37" text:outline-level="1"/>
      <text:h text:style-name="P29" text:outline-level="1">Introduction</text:h>
      <text:p text:style-name="P36">L'association étudiante CIAA permet aux élèves de profiter d'un ensemble de produits tels que les boissons sodas, les barres chocolatés, des confiseries, etc.</text:p>
      <text:p text:style-name="P38">Actuellement les élèves payent en espèce et reçoivent leurs commandes.</text:p>
      <text:p text:style-name="P38">Les activités du BDE ne se résume pas qu'à la vente de produit. L'association organise aussi des soirées étudiantes. <text:span text:style-name="T9">C</text:span>e genre d’événement génère de la paperasse tel que les factures ou différents contrats avec d'autres associations ou entreprises.</text:p>
      <text:p text:style-name="P39">CIAA gère le bien-être d'environ 60 étudiants répartis sur 3 classes (environ 20 par classe).</text:p>
      <text:h text:style-name="P30" text:outline-level="1"><text:bookmark-start text:name="__RefHeading__184_1704140204"/><text:span text:style-name="T4">Fonctionnalités</text:span><text:bookmark-end text:name="__RefHeading__184_1704140204"/></text:h>
      <text:h text:style-name="P1" text:outline-level="2"><text:bookmark-start text:name="__RefHeading__186_1704140204"/>Gestion des achats<text:bookmark-end text:name="__RefHeading__186_1704140204"/></text:h>
      <text:p text:style-name="P6">Jusqu'à présent l'encaissement des produits est fait en espèce. Le consommateur paye avec de la monnaie ou des billets et la caisse doit être gérer par un des élèves du CNAM (Un grand merci à Mr. NGUYEN LeTrong Nghia !) </text:p>
      <text:p text:style-name="P6">Le nouveau système doit être  :</text:p>
      <text:p text:style-name="P8"/>
      <text:list xml:id="list6768753992612994357" text:style-name="L1">
        <text:list-item>
          <text:p text:style-name="P9">Soldé</text:p>
        </text:list-item>
      </text:list>
      <text:p text:style-name="P17"/>
      <text:p text:style-name="P17"><text:span text:style-name="T13">Chaque élève aura le droit à un compte crédité avec un solde. Dépôt de </text:span><text:span text:style-name="T16">l'argent dans la caisse et le crédit est rajouter au compte. (Attention seul un administrateur à les droits de crédit).</text:span></text:p>
      <text:p text:style-name="P5"/>
      <text:list xml:id="list134139208162297" text:continue-numbering="true" text:style-name="L1">
        <text:list-item>
          <text:p text:style-name="P7">Fiable</text:p>
        </text:list-item>
      </text:list>
      <text:p text:style-name="P6"/>
      <text:p text:style-name="P18">La gestion d'argent nécessite d'être utilisé avec une extrême prudence. Le débit d'un compte doit être surveiller par l'utilisateur. L'application doit montrer le solde avant commande et le solde après commande, avec le total de la commande <text:span text:style-name="T19">qui est</text:span> débité.</text:p>
      <text:p text:style-name="P6"/>
      <text:list xml:id="list134139223170658" text:continue-numbering="true" text:style-name="L1">
        <text:list-item>
          <text:p text:style-name="P7">Facile d'usage</text:p>
        </text:list-item>
      </text:list>
      <text:p text:style-name="P6"/>
      <text:p text:style-name="P19">Facile a prendre en main pour les nouvelles années qui géreront le BDE.</text:p>
      <text:p text:style-name="P6"/>
      <text:list xml:id="list134139223153822" text:continue-numbering="true" text:style-name="L1">
        <text:list-item>
          <text:p text:style-name="P10">Rapide</text:p>
        </text:list-item>
      </text:list>
      <text:p text:style-name="P11"/>
      <text:p text:style-name="P14">Le système doit rapidement démarrer, les achats doivent être rapidement fait (maximum de 10 secondes par commande) </text:p>
      <text:p text:style-name="P5"/>
      <text:h text:style-name="P1" text:outline-level="2"><text:bookmark-start text:name="__RefHeading__188_1704140204"/>Gestion des stocks<text:bookmark-end text:name="__RefHeading__188_1704140204"/></text:h>
      <text:p text:style-name="P40">Afin de pouvoir effectuer une traçabilité sur les entrées/sorties des produits, l'application doit permettre une gestion des stocks: </text:p>
      <text:p text:style-name="P40"><text:s text:c="4"/>-Entrée et Sortie des produits: il doit être possible d'ajouter ou d'enlever des produits du stock.</text:p>
      <text:p text:style-name="P40"><text:s text:c="4"/><text:span text:style-name="T25">Le projet doit également considérer qu'un achat est un retrait de l'inventaire du BDE. </text:span></text:p>
      <text:p text:style-name="P40"><text:s text:c="4"/>Un classement des produits les plus vendus sera afficher sur une page de récapitulation des stock. </text:p>
      <text:p text:style-name="P40"><text:s text:c="4"/></text:p>
      <text:list xml:id="list5566198690255978211" text:style-name="L2">
        <text:list-item>
          <text:p text:style-name="P12">Entrée/Sortie</text:p>
        </text:list-item>
        <text:list-item>
          <text:p text:style-name="P15">Les plus vendus</text:p>
        </text:list-item>
      </text:list>
      <text:p text:style-name="P4"/>
      <text:p text:style-name="P4"/>
      <text:h text:style-name="P2" text:outline-level="2"><text:bookmark-start text:name="__RefHeading__190_1704140204"/><text:span text:style-name="T20">Gestion des utilisateurs</text:span><text:bookmark-end text:name="__RefHeading__190_1704140204"/></text:h>
      <text:p text:style-name="P20">L'application doit être sécurisée, l'accès doit être protégé par un couple login/password. De plus, <text:soft-page-break/>l'application permettra d'enregistrer les utilisateurs finaux, à savoir les clients et les tenants du BDE, sachant également qu'un tenant du BDE est également un client au vu de l'application. <text:s/></text:p>
      <text:p text:style-name="P20">L'application doit permettre d'ajouter, modifier, supprimer un utilisateur.</text:p>
      <text:p text:style-name="P3"/>
      <text:list xml:id="list5645325028959065685" text:style-name="L3">
        <text:list-item>
          <text:p text:style-name="P21"><text:span text:style-name="T14">A</text:span><text:span text:style-name="T15">jout/</text:span><text:span text:style-name="T17">Modification/</text:span><text:span text:style-name="T15">Suppression des membres</text:span></text:p>
        </text:list-item>
      </text:list>
      <text:p text:style-name="P23"/>
      <text:p text:style-name="P41"><text:span text:style-name="T18">L</text:span><text:span text:style-name="T15">a fiche d'un membre </text:span><text:span text:style-name="T18">doit laisser apparaître le/les produit(s) qu'il consomme le plus souvent.</text:span></text:p>
      <text:h text:style-name="P1" text:outline-level="2"><text:bookmark-start text:name="__RefHeading__192_1704140204"/>Gestion des <text:span text:style-name="T2">documents administratifs</text:span><text:bookmark-end text:name="__RefHeading__192_1704140204"/></text:h>
      <text:p text:style-name="P33">Une association est tenu d'avoir un suivi de sa compta. Les achats sont générateur de factures, les factures sont une preuve que l'association utilise l'argent que les membres ont investi en elle. C'est pourquoi il est important de garder les documents ci-dessous :</text:p>
      <text:list xml:id="list7061840971339974155" text:style-name="L4">
        <text:list-item>
          <text:p text:style-name="P13">Compte-rendu</text:p>
        </text:list-item>
        <text:list-item>
          <text:p text:style-name="P16">Contrat</text:p>
        </text:list-item>
        <text:list-item>
          <text:p text:style-name="P16">Facture</text:p>
        </text:list-item>
        <text:list-item>
          <text:p text:style-name="P22"><text:span text:style-name="T13">Tickets</text:span><text:span text:style-name="T3"> </text:span></text:p>
        </text:list-item>
      </text:list>
      <text:p text:style-name="P24"/>
      <text:h text:style-name="P28" text:outline-level="1">Deadline</text:h>
      <text:p text:style-name="P35"><text:span text:style-name="T22">Le projet n'a pas de deadline </text:span><text:span text:style-name="T24">apparente</text:span><text:span text:style-name="T22">, cependant et dans la mesure du possible, il faudrait un livrable logiciel et opérationnel avant Juillet 2015. La fin du projet est estimé à Août 2015 pour une éventuelle mise en place pour la rentrée des nouveaux première année en septembre 2015.</text:span></text:p>
      <text:h text:style-name="P27" text:outline-level="1">Présentation MOE</text:h>
      <text:p text:style-name="P31">L'équipe de projet (et de développement) est composé<text:span text:style-name="T10">e</text:span> de 3 élèves de <text:span text:style-name="T11">première</text:span> année <text:span text:style-name="T21">(2014-2017)</text:span></text:p>
      <text:list xml:id="list1850750996089579887" text:style-name="L5">
        <text:list-item>
          <text:p text:style-name="P32">Thibaut <text:span text:style-name="T12">Weissgerber, Référent technique (Tête pensante)</text:span></text:p>
        </text:list-item>
        <text:list-item>
          <text:p text:style-name="P32">Mathieu Tavernier, <text:span text:style-name="T21">Référent réseau et matériels, Délégué des 1A. </text:span></text:p>
        </text:list-item>
        <text:list-item>
          <text:p text:style-name="P32">Dylan Crespo, <text:span text:style-name="T21">Référent fonctionnelle et Vice-Trésorier de CIAA</text:span></text:p>
        </text:list-item>
      </text:list>
      <text:h text:style-name="P27" text:outline-level="1"><text:bookmark-start text:name="__RefHeading__198_1704140204"/>Coûts<text:bookmark-end text:name="__RefHeading__198_1704140204"/></text:h>
      <text:p text:style-name="P34"><text:span text:style-name="T22">Il est préférable de faire une application gratuite. Mais il est évident qu'un bon système doit être mis en place. En augmentant la cotisation de 3 euros pendant 1 année, il est possible d'avoir un crédit d'environ 165€. C'est une somme maximal, toute économie sera la bienvenue.</text:span></text:p>
      <text:p text:style-name="P34"><text:span text:style-name="T22">Aucun frais de salaire ne pourra être payé. L'équipe qui travaille sur le projet le fait bénévolement et sur leurs temps lib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0.101cm"/>
        </style:tab-stops>
      </style:paragraph-properties>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20:18.059000000</meta:creation-date>
    <dc:date>2015-05-10T13:41:39.047000000</dc:date>
    <meta:editing-duration>PT14H51M40S</meta:editing-duration>
    <meta:editing-cycles>39</meta:editing-cycles>
    <meta:generator>LibreOffice/4.3.2.2$Windows_x86 LibreOffice_project/edfb5295ba211bd31ad47d0bad0118690f76407d</meta:generator>
    <meta:document-statistic meta:table-count="0" meta:image-count="0" meta:object-count="0" meta:page-count="4" meta:paragraph-count="48" meta:word-count="616" meta:character-count="3909" meta:non-whitespace-character-count="3328"/>
  </office:meta>
</office:document-meta>
</file>